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tyle="italic" officeooo:paragraph-rsid="0004b537" style:font-style-asian="italic" style:font-style-complex="italic"/>
    </style:style>
    <style:style style:name="P2" style:family="paragraph" style:parent-style-name="Footer">
      <style:text-properties officeooo:paragraph-rsid="0004b537"/>
    </style:style>
    <style:style style:name="P3" style:family="paragraph" style:parent-style-name="Standard">
      <style:text-properties officeooo:paragraph-rsid="0004b537"/>
    </style:style>
    <style:style style:name="P4" style:family="paragraph" style:parent-style-name="Standard">
      <style:text-properties fo:font-style="normal" style:text-underline-style="none" fo:font-weight="normal" officeooo:paragraph-rsid="0004b537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ize="14pt" fo:font-style="normal" style:text-underline-style="solid" style:text-underline-width="auto" style:text-underline-color="font-color" fo:font-weight="normal" officeooo:paragraph-rsid="0004b537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paragraph-rsid="0004b537" style:font-size-asian="14pt" style:font-size-complex="14pt"/>
    </style:style>
    <style:style style:name="P7" style:family="paragraph" style:parent-style-name="Standard">
      <style:text-properties fo:font-size="12pt" style:text-underline-style="none" officeooo:paragraph-rsid="0004b537" style:font-size-asian="12pt" style:font-size-complex="12pt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bold" officeooo:paragraph-rsid="0004b537" style:font-size-asian="18pt" style:font-weight-asian="bold" style:font-size-complex="18pt" style:font-weight-complex="bold"/>
    </style:style>
    <style:style style:name="P9" style:family="paragraph" style:parent-style-name="Standard" style:list-style-name="L1">
      <style:text-properties officeooo:paragraph-rsid="0004b537"/>
    </style:style>
    <style:style style:name="P10" style:family="paragraph" style:parent-style-name="Standard" style:list-style-name="L1">
      <style:text-properties fo:font-size="14pt" style:text-underline-style="solid" style:text-underline-width="auto" style:text-underline-color="font-color" officeooo:paragraph-rsid="0004b537" style:font-size-asian="14pt" style:font-size-complex="14pt"/>
    </style:style>
    <style:style style:name="P11" style:family="paragraph" style:parent-style-name="Standard" style:list-style-name="L2">
      <style:text-properties officeooo:paragraph-rsid="0004b537"/>
    </style:style>
    <style:style style:name="P12" style:family="paragraph" style:parent-style-name="Standard" style:list-style-name="L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b8d70" officeooo:paragraph-rsid="000829c5" style:font-style-asian="normal" style:font-weight-asian="normal" style:font-style-complex="normal" style:font-weight-complex="normal"/>
    </style:style>
    <style:style style:name="T1" style:family="text">
      <style:text-properties officeooo:rsid="0009fd5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b8d70"/>
    </style:style>
    <style:style style:name="T4" style:family="text">
      <style:text-properties officeooo:rsid="001ca730"/>
    </style:style>
    <style:style style:name="T5" style:family="text">
      <style:text-properties officeooo:rsid="001bc0d8"/>
    </style:style>
    <style:style style:name="T6" style:family="text">
      <style:text-properties officeooo:rsid="0004b537"/>
    </style:style>
    <style:style style:name="T7" style:family="text">
      <style:text-properties officeooo:rsid="0004cd33"/>
    </style:style>
    <style:style style:name="T8" style:family="text">
      <style:text-properties officeooo:rsid="000829c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INUTES</text:p>
      <text:p text:style-name="P3"/>
      <text:p text:style-name="P3">Project Title: Group 12 Project</text:p>
      <text:p text:style-name="P3">Meeting Purpose: <text:span text:style-name="T8">Project plan discussion</text:span></text:p>
      <text:p text:style-name="P3">People Present: <text:span text:style-name="T6">Everyone present</text:span></text:p>
      <text:p text:style-name="P3">Location: <text:span text:style-name="T6">c57a</text:span></text:p>
      <text:p text:style-name="P3">Date: <text:span text:style-name="T8">23</text:span>/<text:span text:style-name="T8">10</text:span>/<text:span text:style-name="T4">20</text:span>13</text:p>
      <text:p text:style-name="P3">Circulation list: <text:span text:style-name="T6">All group members</text:span></text:p>
      <text:p text:style-name="P3">Author of the minutes: <text:span text:style-name="T3">Declan Beynon</text:span></text:p>
      <text:p text:style-name="P3">Date the minutes were produced: <text:span text:style-name="T8">23</text:span>/<text:span text:style-name="T8">10</text:span>/<text:span text:style-name="T5">20</text:span>13</text:p>
      <text:p text:style-name="P3">Version: 1.<text:span text:style-name="T1">1</text:span></text:p>
      <text:p text:style-name="Standard"/>
      <text:p text:style-name="Standard"/>
      <text:p text:style-name="P6">Matters Arising</text:p>
      <text:list xml:id="list779386255688875758" text:style-name="L1">
        <text:list-header>
          <text:p text:style-name="P10"/>
        </text:list-header>
        <text:list-item>
          <text:p text:style-name="P9">Overview of proposed system discussion<text:span text:style-name="T6"> – </text:span>created rough overview draft between us. This was not finished however due to long discussion between Web guys and Declan about Use Case diagram.</text:p>
        </text:list-item>
        <text:list-item>
          <text:p text:style-name="P9">Louis was distracted by Sudoku project and so was unable to attend half of the meeting. ACTION: Declan needs to send finished draft copy to Filip on Sunday.</text:p>
          <text:p text:style-name="P9">ACTION: Tom needs to send finished draft copy to Filip on Sunday.</text:p>
          <text:p text:style-name="P9">ACTION: Declan needs to email use-case Description by the end of Friday.</text:p>
        </text:list-item>
      </text:list>
      <text:p text:style-name="Standard"/>
      <text:p text:style-name="P5">New Business</text:p>
      <text:p text:style-name="P5"/>
      <text:list xml:id="list6435427392571939248" text:style-name="L2">
        <text:list-item>
          <text:p text:style-name="P11">Use case discussion<text:span text:style-name="T6"> – C</text:span>reated rough descriptions of the use-case diagrams.</text:p>
        </text:list-item>
      </text:list>
      <text:list xml:id="list165617099171960" text:continue-list="list779386255688875758" text:style-name="L1">
        <text:list-header>
          <text:p text:style-name="P9">ACTION: Andy needs to elaborate descriptions and send to Sion to complete diagram</text:p>
          <text:p text:style-name="P9">ACTION: Sion needs to do diagrams and send to Filip </text:p>
          <text:p text:style-name="P9">ACTION: Filip needs to send revised diagrams to Alex for QA chec<text:span text:style-name="T6">k</text:span></text:p>
          <text:p text:style-name="P12">ACTION: Alex needs to send to Filip for final evaluation and draft printing</text:p>
        </text:list-header>
      </text:list>
      <text:p text:style-name="Standard"/>
      <text:p text:style-name="P6"/>
      <text:p text:style-name="P6">AOB</text:p>
      <text:p text:style-name="P7"/>
      <text:p text:style-name="P4"><text:s text:c="6"/>Non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a xlink:type="simple" xlink:href="mailto:dpb1@aber.ac.uk">dpb1@aber.ac.uk</text:a> <text:span text:style-name="T8">23</text:span>/<text:span text:style-name="T8">10</text:span>/<text:span text:style-name="T5">20</text:span>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paragraph-rsid="0004b537" style:font-style-asian="italic" style:font-style-complex="italic"/>
    </style:style>
    <style:style style:name="MP2" style:family="paragraph" style:parent-style-name="Footer">
      <style:text-properties officeooo:paragraph-rsid="0004b537"/>
    </style:style>
    <style:style style:name="MT1" style:family="text">
      <style:text-properties officeooo:rsid="0009fd5c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eeting Minutes<text:tab/>v1.<text:span text:style-name="MT1">1</text:span><text:tab/>Final</text:p>
      </style:header>
      <style:footer>
        <text:p text:style-name="MP2"><text:span text:style-name="Default_20_Paragraph_20_Font"><text:span text:style-name="MT2">Aberystwyth University / Computer Science<text:tab/><text:tab/>Page </text:span></text:span><text:span text:style-name="Default_20_Paragraph_20_Font"><text:span text:style-name="MT2"><text:page-number text:select-page="current">1</text:page-number></text:span></text:span><text:span text:style-name="Default_20_Paragraph_20_Font"><text:span text:style-name="MT2">/</text:span></text:span><text:span text:style-name="Default_20_Paragraph_20_Font"><text:span text:style-name="MT2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lan </meta:initial-creator>
    <meta:creation-date>2013-10-25T15:19:09.17</meta:creation-date>
    <dc:date>2014-01-29T16:56:16.654697000</dc:date>
    <meta:editing-duration>PT3M27S</meta:editing-duration>
    <meta:editing-cycles>6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26" meta:word-count="199" meta:character-count="1241" meta:non-whitespace-character-count="1061"/>
  </office:meta>
</office:document-meta>
</file>